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B1:.B3])" office:value-type="float" office:value="9" calcext:value-type="float">
            <text:p>9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formula="of:=COUNT([.B1:.B3])" office:value-type="float" office:value="3" calcext:value-type="float">
            <text:p>3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²</text:p>
          </table:table-cell>
          <table:table-cell office:value-type="string" calcext:value-type="string">
            <text:p>^</text:p>
          </table:table-cell>
          <table:table-cell table:number-columns-repeated="4"/>
        </table:table-row>
        <table:table-row table:style-name="ro1">
          <table:table-cell table:formula="of:=LOG(2;2)" office:value-type="float" office:value="1" calcext:value-type="float">
            <text:p>1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he log is the inverse operation of raising a number to a power</text:p>
          </table:table-cell>
          <table:table-cell table:number-columns-repeated="3"/>
        </table:table-row>
        <table:table-row table:style-name="ro1">
          <table:table-cell table:formula="of:=SQRT(4)" office:value-type="float" office:value="2" calcext:value-type="float">
            <text:p>2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You can calculate the square root of a number</text:p>
          </table:table-cell>
          <table:table-cell table:number-columns-repeated="3"/>
        </table:table-row>
        <table:table-row table:style-name="ro1">
          <table:table-cell table:formula="of:=EXP(2)" office:value-type="float" office:value="7.38905609893065" calcext:value-type="float">
            <text:p>7.3890560989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We can raise a number to e, This can also be written as e²</text:p>
          </table:table-cell>
          <table:table-cell table:number-columns-repeated="3"/>
        </table:table-row>
        <table:table-row table:style-name="ro1">
          <table:table-cell table:formula="of:=LN([.A9])" office:value-type="float" office:value="2" calcext:value-type="float">
            <text:p>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the natural logarithm is the inverse operation of raising e to a power</text:p>
          </table:table-cell>
          <table:table-cell table:number-columns-repeated="3"/>
        </table:table-row>
        <table:table-row table:style-name="ro1">
          <table:table-cell table:formula="of:=PI()" office:value-type="float" office:value="3.14159265358979" calcext:value-type="float">
            <text:p>3.1415926536</text:p>
          </table:table-cell>
          <table:table-cell office:value-type="string" calcext:value-type="string">
            <text:p>PI</text:p>
          </table:table-cell>
          <table:table-cell table:number-columns-repeated="4"/>
        </table:table-row>
        <table:table-row table:style-name="ro1">
          <table:table-cell table:formula="of:=AVERAGE(1;2;3)"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an, µ</text:p>
          </table:table-cell>
          <table:table-cell table:number-columns-repeated="3"/>
        </table:table-row>
        <table:table-row table:style-name="ro1">
          <table:table-cell table:formula="of:=MODE(2;2;3)" office:value-type="float" office:value="2" calcext:value-type="float">
            <text:p>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e mode of a list of numbers is the most common value in the list</text:p>
          </table:table-cell>
          <table:table-cell table:number-columns-repeated="3"/>
        </table:table-row>
        <table:table-row table:style-name="ro1">
          <table:table-cell table:formula="of:=STDEV(1;2;3)" office:value-type="float" office:value="1" calcext:value-type="float">
            <text:p>1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andard deviation, σ</text:p>
          </table:table-cell>
          <table:table-cell table:number-columns-repeated="3"/>
        </table:table-row>
        <table:table-row table:style-name="ro1">
          <table:table-cell table:formula="of:=PEARSON({2;4};{-2;-4})" office:value-type="float" office:value="-1" calcext:value-type="float">
            <text:p>-1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alcule la colinéarité entre 2 dataset (1=pos,-1=neg)</text:p>
          </table:table-cell>
          <table:table-cell table:number-columns-repeated="3"/>
        </table:table-row>
        <table:table-row table:style-name="ro1">
          <table:table-cell table:formula="of:=RAND()" office:value-type="float" office:value="0.76897140688687" calcext:value-type="float">
            <text:p>0.7689714069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retourne une valeur entre 0 et 1</text:p>
          </table:table-cell>
          <table:table-cell table:number-columns-repeated="3"/>
        </table:table-row>
        <table:table-row table:style-name="ro1">
          <table:table-cell table:formula="of:=RAND()*(1-4)+4" office:value-type="float" office:value="2.00138377624644" calcext:value-type="float">
            <text:p>2.0013837762</text:p>
          </table:table-cell>
          <table:table-cell office:value-type="string" calcext:value-type="string">
            <text:p>RAND(a,b)</text:p>
          </table:table-cell>
          <table:table-cell office:value-type="string" calcext:value-type="string">
            <text:p>retourne une valeur entre A et B</text:p>
          </table:table-cell>
          <table:table-cell table:number-columns-repeated="3"/>
        </table:table-row>
        <table:table-row table:style-name="ro1">
          <table:table-cell table:formula="of:=NORMINV(RAND();10;1)" office:value-type="float" office:value="9.52945578744245" calcext:value-type="float">
            <text:p>9.5294557874</text:p>
          </table:table-cell>
          <table:table-cell office:value-type="string" calcext:value-type="string">
            <text:p>NORMINV</text:p>
          </table:table-cell>
          <table:table-cell office:value-type="string" calcext:value-type="string">
            <text:p>Gaussian random numbers with a mean of 10 and a standard deviation of 1.</text:p>
          </table:table-cell>
          <table:table-cell table:number-columns-repeated="3"/>
        </table:table-row>
        <table:table-row table:style-name="ro1">
          <table:table-cell table:formula="of:=IF(1&gt;2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une simple condition i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1:48:40.576584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7:16:31.329197455</meta:creation-date>
    <dc:date>2017-12-08T11:49:35.441398288</dc:date>
    <meta:editing-duration>PT1H59M10S</meta:editing-duration>
    <meta:editing-cycles>3</meta:editing-cycles>
    <meta:generator>LibreOffice/5.1.6.2$Linux_X86_64 LibreOffice_project/10m0$Build-2</meta:generator>
    <meta:document-statistic meta:table-count="1" meta:cell-count="47" meta:object-count="0"/>
  </office:meta>
</office:document-meta>
</file>